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c392" officeooo:paragraph-rsid="0017c392"/>
    </style:style>
    <style:style style:name="P2" style:family="paragraph" style:parent-style-name="Standard">
      <style:paragraph-properties fo:text-align="justify" style:justify-single-word="false"/>
      <style:text-properties officeooo:rsid="0017c392" officeooo:paragraph-rsid="0017c392"/>
    </style:style>
    <style:style style:name="P3" style:family="paragraph" style:parent-style-name="Standard" style:list-style-name="L1">
      <style:text-properties officeooo:rsid="0017c392" officeooo:paragraph-rsid="0017c392"/>
    </style:style>
    <style:style style:name="P4" style:family="paragraph" style:parent-style-name="Standard" style:list-style-name="L2">
      <style:text-properties officeooo:rsid="0017c392" officeooo:paragraph-rsid="0017c392"/>
    </style:style>
    <style:style style:name="P5" style:family="paragraph" style:parent-style-name="Standard">
      <style:paragraph-properties fo:text-align="center" style:justify-single-word="false"/>
      <style:text-properties fo:font-size="20pt" officeooo:rsid="0017c392" officeooo:paragraph-rsid="0017c392" style:font-size-asian="20pt" style:font-size-complex="20pt"/>
    </style:style>
    <style:style style:name="P6" style:family="paragraph" style:parent-style-name="Standard">
      <style:text-properties fo:color="#ce181e" fo:font-size="15pt" style:text-underline-style="solid" style:text-underline-width="auto" style:text-underline-color="font-color" officeooo:rsid="0017c392" officeooo:paragraph-rsid="0017c392" style:font-size-asian="15pt" style:font-size-complex="15pt"/>
    </style:style>
    <style:style style:name="P7" style:family="paragraph" style:parent-style-name="Standard" style:list-style-name="L1">
      <style:text-properties officeooo:rsid="001aab9c" officeooo:paragraph-rsid="001aab9c"/>
    </style:style>
    <style:style style:name="P8" style:family="paragraph" style:parent-style-name="Standard" style:list-style-name="L3">
      <style:text-properties officeooo:rsid="001aab9c" officeooo:paragraph-rsid="001aab9c"/>
    </style:style>
    <style:style style:name="P9" style:family="paragraph" style:parent-style-name="Standard" style:list-style-name="L3">
      <style:text-properties officeooo:rsid="001aab9c" officeooo:paragraph-rsid="001b0291"/>
    </style:style>
    <style:style style:name="P10" style:family="paragraph" style:parent-style-name="Standard" style:list-style-name="L3">
      <style:text-properties officeooo:rsid="001b6cbb" officeooo:paragraph-rsid="001b6cbb"/>
    </style:style>
    <style:style style:name="P11" style:family="paragraph" style:parent-style-name="Standard" style:list-style-name="L4">
      <style:text-properties officeooo:rsid="001c7aa0" officeooo:paragraph-rsid="001c7aa0"/>
    </style:style>
    <style:style style:name="T1" style:family="text">
      <style:text-properties officeooo:rsid="001aa2da"/>
    </style:style>
    <style:style style:name="T2" style:family="text">
      <style:text-properties officeooo:rsid="001b029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unitaire</text:p>
      <text:p text:style-name="P5">Projet Dungeon Of Cards</text:p>
      <text:p text:style-name="P1"/>
      <text:p text:style-name="P1"/>
      <text:p text:style-name="P6">Fonction testée :</text:p>
      <text:p text:style-name="P1"/>
      <text:p text:style-name="P2"><text:tab/><text:span text:style-name="T1">Le déplacement du rectangle de sélection au sein du menu principal. Plus particulièrement, Ce qui pourrait se passer lors de déplacements vers des options non existantes (tenter d’appuyer sur la flèche du haut alors qu’aucune option n’est disponible au dessus de l’actuelle).</text:span></text:p>
      <text:p text:style-name="P1"/>
      <text:p text:style-name="P6">Cas valides :</text:p>
      <text:list xml:id="list2660023265" text:style-name="L2">
        <text:list-header>
          <text:p text:style-name="P4"/>
        </text:list-header>
        <text:list-item>
          <text:p text:style-name="P4"><text:span text:style-name="T1">Déplacements entre les différentes options.</text:span></text:p>
        </text:list-item>
        <text:list-item>
          <text:p text:style-name="P4"><text:span text:style-name="T1">Le rectangle ne quitte pas les options, on ne peut le retrouver à ce promener hors de son champs d’action.</text:span></text:p>
        </text:list-item>
        <text:list-item>
          <text:p text:style-name="P4"><text:span text:style-name="T1">Le rectangle reste sur l’option tout en haut ou tout en bas lorsque l’on tente d’aller plus haut ou plus bas.</text:span></text:p>
        </text:list-item>
      </text:list>
      <text:p text:style-name="P1"/>
      <text:p text:style-name="P1"/>
      <text:p text:style-name="P6">Cas invalides :</text:p>
      <text:p text:style-name="P1"/>
      <text:list xml:id="list468346146" text:style-name="L1">
        <text:list-item>
          <text:p text:style-name="P3"><text:span text:style-name="T1">Le rectangle n’est plus sur une des options.</text:span></text:p>
        </text:list-item>
        <text:list-item>
          <text:p text:style-name="P3"><text:span text:style-name="T1">Le rectangle monte ou descend encore lorsque l’on est sur l’option tout en haut ou l’option tout en bas.</text:span></text:p>
        </text:list-item>
        <text:list-item>
          <text:p text:style-name="P7">Le rectangle ne se déplace d’une option vers une autre alors que le déplacement est valide</text:p>
        </text:list-item>
      </text:list>
      <text:p text:style-name="P1"/>
      <text:p text:style-name="P1"/>
      <text:p text:style-name="P6">Jeux de données :</text:p>
      <text:p text:style-name="P1"/>
      <text:list xml:id="list4188959032" text:style-name="L3">
        <text:list-item>
          <text:p text:style-name="P8">Se mettre sur la première option (en haut), et tenter d’appuyer plusieurs fois sur la flèche du haut.</text:p>
        </text:list-item>
        <text:list-item>
          <text:p text:style-name="P9">Se mettre sur la <text:span text:style-name="T2">dernière </text:span>option (en <text:span text:style-name="T2">bas</text:span>), et tenter d’appuyer plusieurs fois sur la flèche du <text:span text:style-name="T2">bas</text:span>.</text:p>
        </text:list-item>
        <text:list-item>
          <text:p text:style-name="P10">Se déplacer entre les différentes options.</text:p>
        </text:list-item>
        <text:list-item>
          <text:p text:style-name="P10">Tenter d’utiliser des déplacements non-prévus, flèches sur les côtés.</text:p>
        </text:list-item>
      </text:list>
      <text:p text:style-name="P1"/>
      <text:p text:style-name="P1"/>
      <text:p text:style-name="P6">Résultats obtenus :</text:p>
      <text:p text:style-name="P1"/>
      <text:list xml:id="list1315969325" text:style-name="L4">
        <text:list-item>
          <text:p text:style-name="P11">Pas de déplacements hors des limites prévus (touches haut et bas),</text:p>
        </text:list-item>
        <text:list-item>
          <text:p text:style-name="P11">Les touches flèchés des côtés n’ont aucuns effet,</text:p>
        </text:list-item>
        <text:list-item>
          <text:p text:style-name="P11">Déplacement entre les différentes options réus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09:24:37.474664666</meta:creation-date>
    <dc:date>2020-04-03T09:49:03.333131328</dc:date>
    <meta:editing-duration>PT24M22S</meta:editing-duration>
    <meta:editing-cycles>7</meta:editing-cycles>
    <meta:generator>LibreOffice/6.0.7.3$Linux_X86_64 LibreOffice_project/00m0$Build-3</meta:generator>
    <meta:document-statistic meta:table-count="0" meta:image-count="0" meta:object-count="0" meta:page-count="1" meta:paragraph-count="22" meta:word-count="243" meta:character-count="1379" meta:non-whitespace-character-count="1170"/>
  </office:meta>
</office:document-meta>
</file>